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 HJJMSE+BookAntiqua" svg:font-family="HJJMSE+BookAntiqua" style:font-family-generic="roman"/>
    <style:font-face style:name="DDLOOM+BookAntiqua" svg:font-family="DDLOOM+BookAntiqua" style:font-family-generic="roman"/>
    <style:font-face style:name="GSXBEG+CourierStd-Bold" svg:font-family="GSXBEG+CourierStd-Bold" style:font-family-generic="roman"/>
    <style:font-face style:name="HJJMSE+BookAntiqua" svg:font-family="HJJMSE+BookAntiqua" style:font-family-generic="roman"/>
    <style:font-face style:name="KYVZIY+BookAntiqua-Italic" svg:font-family="KYVZIY+BookAntiqua-Italic" style:font-family-generic="roman"/>
    <style:font-face style:name="YYYKWW+CourierStd" svg:font-family="YYYKWW+CourierStd"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db8c" officeooo:paragraph-rsid="0000db8c"/>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34240"/>
    </style:style>
    <style:style style:name="P4" style:family="paragraph" style:parent-style-name="Standard">
      <style:paragraph-properties fo:text-align="start" style:justify-single-word="false"/>
      <style:text-properties officeooo:paragraph-rsid="00054f70"/>
    </style:style>
    <style:style style:name="P5" style:family="paragraph" style:parent-style-name="Standard">
      <style:text-properties officeooo:paragraph-rsid="0000db8c"/>
    </style:style>
    <style:style style:name="P6" style:family="paragraph" style:parent-style-name="Standard">
      <style:text-properties officeooo:rsid="0000f52d" officeooo:paragraph-rsid="0000f52d"/>
    </style:style>
    <style:style style:name="P7" style:family="paragraph" style:parent-style-name="Standard">
      <style:text-properties officeooo:paragraph-rsid="0000f52d"/>
    </style:style>
    <style:style style:name="P8" style:family="paragraph" style:parent-style-name="Standard">
      <style:paragraph-properties fo:text-align="start" style:justify-single-word="false"/>
      <style:text-properties officeooo:rsid="0001b9f5" officeooo:paragraph-rsid="0001b9f5"/>
    </style:style>
    <style:style style:name="P9" style:family="paragraph" style:parent-style-name="Standard">
      <style:paragraph-properties fo:text-align="start" style:justify-single-word="false"/>
      <style:text-properties officeooo:rsid="0002fbb2" officeooo:paragraph-rsid="0002fbb2"/>
    </style:style>
    <style:style style:name="P10" style:family="paragraph" style:parent-style-name="Standard">
      <style:paragraph-properties fo:text-align="start" style:justify-single-word="false"/>
      <style:text-properties officeooo:rsid="0004b231" officeooo:paragraph-rsid="0004b231"/>
    </style:style>
    <style:style style:name="P11" style:family="paragraph" style:parent-style-name="Standard">
      <style:paragraph-properties fo:text-align="start" style:justify-single-word="false"/>
      <style:text-properties fo:font-weight="normal" officeooo:rsid="0004b231" officeooo:paragraph-rsid="0004b231" style:font-weight-asian="normal" style:font-weight-complex="normal"/>
    </style:style>
    <style:style style:name="P12" style:family="paragraph" style:parent-style-name="Text_20_body">
      <style:paragraph-properties fo:text-align="start" style:justify-single-word="false"/>
      <style:text-properties fo:font-weight="normal" officeooo:rsid="0004b231" officeooo:paragraph-rsid="0004b231" style:font-weight-asian="normal" style:font-weight-complex="normal"/>
    </style:style>
    <style:style style:name="P13" style:family="paragraph" style:parent-style-name="Text_20_body">
      <style:text-properties officeooo:paragraph-rsid="00054f70"/>
    </style:style>
    <style:style style:name="P14" style:family="paragraph" style:parent-style-name="Standard">
      <style:text-properties style:font-name="DDLOOM+BookAntiqua" fo:font-size="10.5pt" officeooo:rsid="0000db8c" officeooo:paragraph-rsid="0000db8c" style:font-size-asian="10.5pt"/>
    </style:style>
    <style:style style:name="P15" style:family="paragraph" style:parent-style-name="Standard">
      <style:paragraph-properties fo:text-align="start" style:justify-single-word="false"/>
      <style:text-properties style:font-name="DDLOOM+BookAntiqua" fo:font-size="10.5pt" style:font-size-asian="10.5pt"/>
    </style:style>
    <style:style style:name="P16" style:family="paragraph" style:parent-style-name="Standard">
      <style:text-properties style:font-name="Liberation Serif" fo:font-size="12pt" officeooo:rsid="0000f52d" officeooo:paragraph-rsid="0000f52d" style:font-size-asian="10.5pt" style:font-size-complex="12pt"/>
    </style:style>
    <style:style style:name="P17" style:family="paragraph" style:parent-style-name="Standard">
      <style:text-properties style:font-name="Liberation Serif" fo:font-size="12pt" officeooo:rsid="0001b9f5" officeooo:paragraph-rsid="0000f52d" style:font-size-asian="10.5pt" style:font-size-complex="12pt"/>
    </style:style>
    <style:style style:name="P18" style:family="paragraph" style:parent-style-name="Standard">
      <style:paragraph-properties fo:text-align="start" style:justify-single-word="false"/>
      <style:text-properties style:font-name="HJJMSE+BookAntiqua" fo:font-size="10.5pt" style:font-size-asian="10.5pt"/>
    </style:style>
    <style:style style:name="P19" style:family="paragraph" style:parent-style-name="Standard">
      <style:paragraph-properties fo:text-align="start" style:justify-single-word="false"/>
      <style:text-properties style:font-name="HJJMSE+BookAntiqua" fo:font-size="10.5pt" officeooo:rsid="0002fbb2" officeooo:paragraph-rsid="0002fbb2" style:font-size-asian="10.5pt"/>
    </style:style>
    <style:style style:name="P20" style:family="paragraph" style:parent-style-name="Standard">
      <style:paragraph-properties fo:text-align="start" style:justify-single-word="false"/>
      <style:text-properties style:font-name="HJJMSE+BookAntiqua" fo:font-size="10.5pt" fo:font-weight="normal" officeooo:rsid="0004b231" officeooo:paragraph-rsid="0004b231" style:font-size-asian="10.5pt" style:font-weight-asian="normal" style:font-weight-complex="normal"/>
    </style:style>
    <style:style style:name="P21" style:family="paragraph" style:parent-style-name="Standard">
      <style:paragraph-properties fo:text-align="start" style:justify-single-word="false"/>
      <style:text-properties style:font-name="HJJMSE+BookAntiqua" fo:font-size="10.5pt" fo:font-weight="normal" officeooo:rsid="00073f43" officeooo:paragraph-rsid="00073f43" style:font-size-asian="10.5pt" style:font-weight-asian="normal" style:font-weight-complex="normal"/>
    </style:style>
    <style:style style:name="P22" style:family="paragraph" style:parent-style-name="Standard">
      <style:paragraph-properties fo:text-align="start" style:justify-single-word="false"/>
      <style:text-properties style:font-name="HJJMSE+BookAntiqua" fo:font-size="10.5pt" fo:font-weight="normal" officeooo:rsid="0008438a" officeooo:paragraph-rsid="0008438a" style:font-size-asian="10.5pt" style:font-weight-asian="normal" style:font-weight-complex="normal"/>
    </style:style>
    <style:style style:name="P23" style:family="paragraph" style:parent-style-name="Standard">
      <style:paragraph-properties fo:text-align="start" style:justify-single-word="false"/>
      <style:text-properties style:font-name="HJJMSE+BookAntiqua" fo:font-size="10.5pt" fo:font-weight="normal" officeooo:rsid="00095baa" officeooo:paragraph-rsid="00095baa" style:font-size-asian="10.5pt" style:font-weight-asian="normal" style:font-weight-complex="normal"/>
    </style:style>
    <style:style style:name="P24" style:family="paragraph" style:parent-style-name="Standard">
      <style:paragraph-properties fo:text-align="start" style:justify-single-word="false"/>
      <style:text-properties style:font-name="HJJMSE+BookAntiqua" fo:font-size="10.5pt" fo:font-weight="normal" officeooo:rsid="00095baa" officeooo:paragraph-rsid="0009d569" style:font-size-asian="10.5pt" style:font-weight-asian="normal" style:font-weight-complex="normal"/>
    </style:style>
    <style:style style:name="P25" style:family="paragraph" style:parent-style-name="Standard">
      <style:paragraph-properties fo:text-align="start" style:justify-single-word="false"/>
      <style:text-properties style:font-name="GSXBEG+CourierStd-Bold" fo:font-size="9pt" style:font-size-asian="9pt"/>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officeooo:paragraph-rsid="0008438a"/>
    </style:style>
    <style:style style:name="P28" style:family="paragraph" style:parent-style-name="Preformatted_20_Text">
      <style:paragraph-properties fo:text-align="start" style:justify-single-word="false"/>
      <style:text-properties style:font-name="HJJMSE+BookAntiqua" fo:font-size="10.5pt" fo:font-weight="normal" officeooo:rsid="00095baa" officeooo:paragraph-rsid="00095baa" style:font-size-asian="10.5pt" style:font-weight-asian="normal" style:font-weight-complex="normal"/>
    </style:style>
    <style:style style:name="P29" style:family="paragraph" style:parent-style-name="Preformatted_20_Text">
      <style:paragraph-properties fo:text-align="start" style:justify-single-word="false"/>
      <style:text-properties style:font-name="HJJMSE+BookAntiqua" fo:font-size="10.5pt" fo:font-weight="normal" officeooo:rsid="00095baa" officeooo:paragraph-rsid="0009d569" style:font-size-asian="10.5pt" style:font-weight-asian="normal" style:font-size-complex="12pt" style:font-weight-complex="normal"/>
    </style:style>
    <style:style style:name="P30" style:family="paragraph" style:parent-style-name="Preformatted_20_Text">
      <style:paragraph-properties fo:text-align="start" style:justify-single-word="false"/>
      <style:text-properties style:font-name="HJJMSE+BookAntiqua" fo:font-size="10.5pt" fo:font-weight="normal" officeooo:rsid="0009d569" officeooo:paragraph-rsid="0009d569" style:font-size-asian="10.5pt" style:font-weight-asian="normal" style:font-size-complex="12pt" style:font-weight-complex="normal"/>
    </style:style>
    <style:style style:name="P31" style:family="paragraph" style:parent-style-name="Preformatted_20_Text">
      <style:paragraph-properties fo:margin-top="0cm" fo:margin-bottom="0.499cm" style:contextual-spacing="false"/>
    </style:style>
    <style:style style:name="P32" style:family="paragraph" style:parent-style-name="Preformatted_20_Text">
      <style:paragraph-properties fo:margin-top="0cm" fo:margin-bottom="0.499cm" style:contextual-spacing="false"/>
      <style:text-properties officeooo:rsid="00073f43" officeooo:paragraph-rsid="00073f43"/>
    </style:style>
    <style:style style:name="P33" style:family="paragraph" style:parent-style-name="Text_20_body" style:list-style-name="L1"/>
    <style:style style:name="P34" style:family="paragraph" style:parent-style-name="Text_20_body">
      <style:text-properties officeooo:rsid="00073f43" officeooo:paragraph-rsid="00073f43"/>
    </style:style>
    <style:style style:name="P35" style:family="paragraph" style:parent-style-name="Text_20_body" style:list-style-name="L1">
      <style:paragraph-properties fo:margin-top="0cm" fo:margin-bottom="0cm" style:contextual-spacing="false"/>
    </style:style>
    <style:style style:name="T1" style:family="text">
      <style:text-properties officeooo:rsid="0000db8c"/>
    </style:style>
    <style:style style:name="T2" style:family="text">
      <style:text-properties style:font-name="DDLOOM+BookAntiqua" fo:font-size="10.5pt" style:font-size-asian="10.5pt"/>
    </style:style>
    <style:style style:name="T3" style:family="text">
      <style:text-properties style:font-name="HJJMSE+BookAntiqua" fo:font-size="10.5pt" style:font-size-asian="10.5pt"/>
    </style:style>
    <style:style style:name="T4" style:family="text">
      <style:text-properties style:font-name="HJJMSE+BookAntiqua" fo:font-size="10.5pt" officeooo:rsid="0002fbb2" style:font-size-asian="10.5pt"/>
    </style:style>
    <style:style style:name="T5" style:family="text">
      <style:text-properties style:font-name="HJJMSE+BookAntiqua" fo:font-size="10.5pt" officeooo:rsid="00034240" style:font-size-asian="10.5pt"/>
    </style:style>
    <style:style style:name="T6" style:family="text">
      <style:text-properties style:font-name="HJJMSE+BookAntiqua" fo:font-size="10.5pt" fo:font-weight="bold" style:font-size-asian="10.5pt" style:font-weight-asian="bold" style:font-weight-complex="bold"/>
    </style:style>
    <style:style style:name="T7" style:family="text">
      <style:text-properties style:font-name="HJJMSE+BookAntiqua" fo:font-size="10.5pt" fo:font-weight="normal" officeooo:rsid="00054f70" style:font-size-asian="10.5pt" style:font-weight-asian="normal" style:font-weight-complex="normal"/>
    </style:style>
    <style:style style:name="T8" style:family="text">
      <style:text-properties style:font-name="HJJMSE+BookAntiqua" fo:font-size="10.5pt" fo:font-weight="normal" officeooo:rsid="0008438a" style:font-size-asian="10.5pt" style:font-weight-asian="normal" style:font-weight-complex="normal"/>
    </style:style>
    <style:style style:name="T9" style:family="text">
      <style:text-properties style:font-name="YYYKWW+CourierStd" fo:font-size="9.5pt" style:font-size-asian="9.5pt"/>
    </style:style>
    <style:style style:name="T10" style:family="text">
      <style:text-properties style:font-name="Liberation Serif" fo:font-size="12pt" style:font-size-asian="12pt" style:font-size-complex="12pt"/>
    </style:style>
    <style:style style:name="T11" style:family="text">
      <style:text-properties style:font-name="Liberation Serif" fo:font-size="12pt" officeooo:rsid="0000f52d" style:font-size-asian="10.5pt" style:font-size-complex="12pt"/>
    </style:style>
    <style:style style:name="T12" style:family="text">
      <style:text-properties style:font-name="Liberation Serif" fo:font-size="12pt" officeooo:rsid="0001b9f5" style:font-size-asian="10.5pt" style:font-size-complex="12pt"/>
    </style:style>
    <style:style style:name="T13" style:family="text">
      <style:text-properties officeooo:rsid="00054f70"/>
    </style:style>
    <style:style style:name="T14" style:family="text">
      <style:text-properties style:font-name="DDLOOM+BookAntiqua" fo:font-size="10.5pt" style:font-size-asian="10.5pt"/>
    </style:style>
    <style:style style:name="T15" style:family="text">
      <style:text-properties style:font-name="KYVZIY+BookAntiqua-Italic" fo:font-size="10.5pt" style:font-size-asian="10.5pt"/>
    </style:style>
    <style:style style:name="T16" style:family="text">
      <style:text-properties style:font-name=" HJJMSE+BookAntiqua" fo:font-size="10.5pt" style:font-size-asian="10.5pt"/>
    </style:style>
    <style:style style:name="T17" style:family="text">
      <style:text-properties officeooo:rsid="00095baa"/>
    </style:style>
    <style:style style:name="T18" style:family="text">
      <style:text-properties officeooo:rsid="0009d56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hings to monitor in Elasticsearch:</text:p>
      <text:p text:style-name="P1"/>
      <text:p text:style-name="P14">• Cluster health and data availability</text:p>
      <text:p text:style-name="P15">• Node failures</text:p>
      <text:p text:style-name="P15">• Elasticsearch JVM memory usage</text:p>
      <text:p text:style-name="P15">• Elasticsearch cache size</text:p>
      <text:p text:style-name="P15">• System utilization (CPU, Memory, and Disk)</text:p>
      <text:p text:style-name="P15">• Query response times</text:p>
      <text:p text:style-name="P15">• Query rate</text:p>
      <text:p text:style-name="P15">• Data index times</text:p>
      <text:p text:style-name="P15">• Data index rate</text:p>
      <text:p text:style-name="P15">• Number of indices and shards</text:p>
      <text:p text:style-name="P15">• Index and shard size</text:p>
      <text:p text:style-name="P15">• System configuration</text:p>
      <text:p text:style-name="P1"/>
      <text:p text:style-name="P5"><text:span text:style-name="T1">2. Elasticsearch heapsize is amount of memory that if exceeds Java garbage collector starts flushing objects. Elasticsearch recommend Heap size must be half of total memory used but not more than 30.5GB. </text:span><text:span text:style-name="T10">This configuration change is made to the ES_HEAP_SIZE</text:span><text:span text:style-name="T9"> </text:span><text:span text:style-name="T11">as</text:span></text:p>
      <text:p text:style-name="P16">ES_HEAP_SIZE=8g </text:p>
      <text:p text:style-name="P16">in elasticsearch.yml for 16GB Memory.</text:p>
      <text:p text:style-name="P6"/>
      <text:p text:style-name="P16">3. Ensure multiple user are not using same cluster on same network.</text:p>
      <text:p text:style-name="P6"/>
      <text:p text:style-name="P7"><text:span text:style-name="T11">4. Number of file descri</text:span><text:span text:style-name="T12">ptors a process can have open at one time. <text:s/>This is important as every time a file descriptor is opened, it uses little bit of memory. </text:span><text:span text:style-name="T10">If there were no limit on the number of open files, a process could potentially open enough files to cause the entire system to run out of memory</text:span></text:p>
      <text:p text:style-name="P2"><text:span text:style-name="T10">and crash. </text:span><text:span text:style-name="T2">By default, this limit is set to </text:span><text:span text:style-name="T9">1024</text:span><text:span text:style-name="T3">, which is too low for Elasticsearch. The official</text:span></text:p>
      <text:p text:style-name="P2"><text:span text:style-name="T2">Elasticsearch documentation recommends upping this value to </text:span><text:span text:style-name="T9">32k </text:span><text:span text:style-name="T2">or </text:span><text:span text:style-name="T9">64k </text:span><text:span text:style-name="T2">for</text:span></text:p>
      <text:p text:style-name="P18">open files.</text:p>
      <text:p text:style-name="P2"/>
      <text:p text:style-name="P8"><text:span text:style-name="T3">5. </text:span><text:span text:style-name="T4">First check maximum no of files opened are by:</text:span></text:p>
      <text:p text:style-name="P8"/>
      <text:p text:style-name="P19">ulimit -n</text:p>
      <text:p text:style-name="P9"/>
      <text:p text:style-name="P19">If this gives you 1024 files, then you need to increase it and set it to 32*1024-1=65535. </text:p>
      <text:p text:style-name="P19">To perform further check as</text:p>
      <text:p text:style-name="P9"><text:span text:style-name="T2">To check the maximum </text:span><text:span text:style-name="T3">number of open files allocated to Elasticsearch, run the</text:span></text:p>
      <text:p text:style-name="P15">following:</text:p>
      <text:p text:style-name="P25">curl -XGET 'http://localhost:9200/</text:p>
      <text:p text:style-name="P25">_nodes?os=true&amp;process=true&amp;pretty=true'</text:p>
      <text:p text:style-name="P9"/>
      <text:p text:style-name="P3"><text:span text:style-name="T5">6. </text:span><text:bookmark text:name="_config_file_location"/>Config file location<text:a xlink:type="simple" xlink:href="https://github.com/elastic/elasticsearch/edit/5.6/docs/reference/setup/configuration.asciidoc">edit</text:a></text:p>
      <text:p text:style-name="Text_20_body">Elasticsearch has two configuration files:</text:p>
      <text:list xml:id="list6068784136207049151" text:style-name="L1">
        <text:list-item>
          <text:p text:style-name="P35"><text:span text:style-name="Source_20_Text">elasticsearch.yml</text:span> for configuring Elasticsearch, and </text:p>
        </text:list-item>
        <text:list-item>
          <text:p text:style-name="P33"><text:span text:style-name="Source_20_Text">log4j2.properties</text:span> for configuring Elasticsearch logging. </text:p>
        </text:list-item>
      </text:list>
      <text:p text:style-name="Text_20_body">These files are located in the config directory, whose location defaults to <text:span text:style-name="Source_20_Text">$ES_HOME/config/</text:span>. The Debian and RPM packages set the config directory location to <text:span text:style-name="Source_20_Text">/etc/elasticsearch/</text:span>.</text:p>
      <text:p text:style-name="P10"><text:span text:style-name="T3">7. </text:span><text:span text:style-name="T6">Disadvantage of Swapping</text:span></text:p>
      <text:p text:style-name="P11"/>
      <text:p text:style-name="P12">Most operating systems try to use as much memory as possible for file system caches and eagerly swap out unused application memory. This can result in parts of the JVM heap or even its executable pages being swapped out to disk.</text:p>
      <text:p text:style-name="Text_20_body"><text:soft-page-break/>Swapping is very bad for performance, for node stability, and should be avoided at all costs. It can cause garbage collections to last for <text:span text:style-name="Strong_20_Emphasis">minutes</text:span> instead of milliseconds and can cause nodes to respond slowly or even to disconnect from the cluster. In a resilient distributed system, it’s more effective to let the operating system kill the node.</text:p>
      <text:p text:style-name="P20">There are 3 ways to disable swap:</text:p>
      <text:p text:style-name="P11"/>
      <text:p text:style-name="P20">1. Remove all swap memory:</text:p>
      <text:p text:style-name="P11"/>
      <text:p text:style-name="P20">You can disable swap temporarily by running</text:p>
      <text:p text:style-name="P11"/>
      <text:p text:style-name="P20">sudo swapoff -a</text:p>
      <text:p text:style-name="P11"/>
      <text:p text:style-name="P11">To disable it permanently, you will need to edit the <text:span text:style-name="Source_20_Text">/etc/fstab</text:span> file and comment out any lines that contain the word <text:span text:style-name="Source_20_Text">swap</text:span>.</text:p>
      <text:p text:style-name="P11">On Windows, the equivalent can be achieved by disabling the paging file entirely via <text:span text:style-name="Source_20_Text">System Properties → Advanced → Performance → Advanced → Virtual memory</text:span>.</text:p>
      <text:p text:style-name="P11"/>
      <text:p text:style-name="P4"><text:span text:style-name="T7">2. </text:span><text:bookmark text:name="swappiness"/>Configure <text:span text:style-name="Source_20_Text">swappiness</text:span></text:p>
      <text:p text:style-name="Text_20_body">Another option available on Linux systems is to ensure that the sysctl value <text:span text:style-name="Source_20_Text">vm.swappiness</text:span> is set to <text:span text:style-name="Source_20_Text">1</text:span>. This reduces the kernel’s tendency to swap and should not lead to swapping under normal circumstances, while still allowing the whole system to swap in emergency conditions.</text:p>
      <text:p text:style-name="P13"><text:span text:style-name="T13">3. </text:span>Enable <text:span text:style-name="Source_20_Text">bootstrap.memory_lock</text:span><text:a xlink:type="simple" xlink:href="https://github.com/elastic/elasticsearch/edit/5.6/docs/reference/setup/sysconfig/swap.asciidoc">edit</text:a></text:p>
      <text:p text:style-name="Text_20_body">Another option is to use <text:a xlink:type="simple" xlink:href="http://opengroup.org/onlinepubs/007908799/xsh/mlockall.html" office:target-frame-name="_top" xlink:show="replace">mlockall</text:a> on Linux/Unix systems, or <text:a xlink:type="simple" xlink:href="https://msdn.microsoft.com/en-us/library/windows/desktop/aa366895%28v=vs.85%29.aspx" office:target-frame-name="_top" xlink:show="replace">VirtualLock</text:a> on Windows, to try to lock the process address space into RAM, preventing any Elasticsearch memory from being swapped out. This can be done, by adding this line to the <text:span text:style-name="Source_20_Text">config/elasticsearch.yml</text:span> file:</text:p>
      <text:p text:style-name="P31">bootstrap.memory_lock: true</text:p>
      <text:p text:style-name="P32">But this much is not enough. You also need to set Java heap size to half of memory space available. This can be done in /etc/elasticsearch/jvm.options as </text:p>
      <text:p text:style-name="P32"/>
      <text:p text:style-name="P34"># Xms represents the initial size of total heap space</text:p>
      <text:p text:style-name="P34"># Xmx represents the maximum size of total heap space</text:p>
      <text:p text:style-name="P34"></text:p>
      <text:p text:style-name="P34">-Xms2g</text:p>
      <text:p text:style-name="P34">-Xmx2g</text:p>
      <text:p text:style-name="P34">Thus now this space is automatically picked in variable ES_HEAP_SIZE in /etc/init.d/elasticsearch . However you cannot manaually set this variable in /etc/init.d/elasticsearch. <text:s/>Now you need to set this in /etc/init.d/elasticsearch as</text:p>
      <text:p text:style-name="P34">MAX_LOCKED_MEMORY=unlimited</text:p>
      <text:p text:style-name="P34">and now restart elasticsearch. Now check it by</text:p>
      <text:p text:style-name="P34"><text:soft-page-break/>curl -u admin:Password -XGET localhost:9200/_nodes?filter_path=**.mlockall</text:p>
      <text:p text:style-name="P21">Now it should show as:</text:p>
      <text:p text:style-name="P21">{"nodes":{"YNCiNTGYR3mWMwmYpP7rlg":{"process":{"mlockall":true}}}}</text:p>
      <text:p text:style-name="P21"/>
      <text:p text:style-name="P27"><text:span text:style-name="T8">8. </text:span><text:span text:style-name="T2">It's a good idea to run at least three nodes in a production environment and to set</text:span></text:p>
      <text:p text:style-name="P2"><text:span text:style-name="T2">data replication to </text:span><text:span text:style-name="T15">1</text:span><text:span text:style-name="T2">, which asks Elasticsearch to maintain one copy of each shard</text:span></text:p>
      <text:p text:style-name="P2"><text:span text:style-name="T16">in the cluster. This configuration will ensure that if a node goes down, your cluster</text:span></text:p>
      <text:p text:style-name="P2"><text:span text:style-name="T2">won't lose any data.</text:span></text:p>
      <text:p text:style-name="P22"/>
      <text:p text:style-name="P22"/>
      <text:p text:style-name="P23">CLUSTER HEALTH</text:p>
      <text:p text:style-name="P23"/>
      <text:p text:style-name="P23">1. To get cluster health:</text:p>
      <text:p text:style-name="P23"/>
      <text:p text:style-name="P28">GET _cluster/health</text:p>
      <text:p text:style-name="P28"/>
      <text:p text:style-name="P28"><text:a xlink:type="simple" xlink:href="https://www.elastic.co/guide/en/elasticsearch/reference/current/cluster-health.html">https://www.elastic.co/guide/en/elasticsearch/reference/current/cluster-health.html</text:a></text:p>
      <text:p text:style-name="P28"/>
      <text:p text:style-name="P23"/>
      <text:p text:style-name="P24">2. <text:span text:style-name="T18">GET detail about each index and no of shards and their parametes as</text:span></text:p>
      <text:p text:style-name="P24"/>
      <text:p text:style-name="P24"><text:s/></text:p>
      <text:p text:style-name="P29">GET _cluster/health?<text:span text:style-name="T18">level=shards&amp;pretty=true</text:span></text:p>
      <text:p text:style-name="P29"/>
      <text:p text:style-name="P30">In both above to get detail about specific shard run <text:span text:style-name="T17">GET _cluster/health/indexname?level=shards&amp;pretty=true</text:span></text:p>
      <text:p text:style-name="P1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 HJJMSE+BookAntiqua" svg:font-family="HJJMSE+BookAntiqua" style:font-family-generic="roman"/>
    <style:font-face style:name="DDLOOM+BookAntiqua" svg:font-family="DDLOOM+BookAntiqua" style:font-family-generic="roman"/>
    <style:font-face style:name="GSXBEG+CourierStd-Bold" svg:font-family="GSXBEG+CourierStd-Bold" style:font-family-generic="roman"/>
    <style:font-face style:name="HJJMSE+BookAntiqua" svg:font-family="HJJMSE+BookAntiqua" style:font-family-generic="roman"/>
    <style:font-face style:name="KYVZIY+BookAntiqua-Italic" svg:font-family="KYVZIY+BookAntiqua-Italic" style:font-family-generic="roman"/>
    <style:font-face style:name="YYYKWW+CourierStd" svg:font-family="YYYKWW+CourierStd"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2T12:52:38.664211713</meta:creation-date>
    <dc:date>2017-11-03T17:28:56.996431123</dc:date>
    <meta:editing-duration>PT7H50M7S</meta:editing-duration>
    <meta:editing-cycles>5</meta:editing-cycles>
    <meta:generator>LibreOffice/4.2.8.2$Linux_X86_64 LibreOffice_project/420m0$Build-2</meta:generator>
    <meta:document-statistic meta:table-count="0" meta:image-count="0" meta:object-count="0" meta:page-count="3" meta:paragraph-count="72" meta:word-count="763" meta:character-count="4909" meta:non-whitespace-character-count="4205"/>
  </office:meta>
</office:document-meta>
</file>